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 svg:font-family="'Lucida Sans'" style:font-family-generic="swiss"/>
    <style:font-face style:name="Arial" svg:font-family="Arial"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Contents_20_1">
      <style:paragraph-properties>
        <style:tab-stops>
          <style:tab-stop style:position="16.983cm" style:type="right" style:leader-style="dotted" style:leader-text="."/>
        </style:tab-stops>
      </style:paragraph-properties>
    </style:style>
    <style:style style:name="P2" style:family="paragraph" style:parent-style-name="Contents_20_2">
      <style:paragraph-properties>
        <style:tab-stops>
          <style:tab-stop style:position="16.983cm" style:type="right" style:leader-style="dotted" style:leader-text="."/>
        </style:tab-stops>
      </style:paragraph-properties>
    </style:style>
    <style:style style:name="P3" style:family="paragraph" style:parent-style-name="Contents_20_3">
      <style:paragraph-properties>
        <style:tab-stops>
          <style:tab-stop style:position="16.983cm" style:type="right" style:leader-style="dotted" style:leader-tex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color="#999999" style:font-name="Arial"/>
    </style:style>
    <style:style style:name="P6" style:family="paragraph" style:parent-style-name="Standard">
      <style:text-properties style:font-name="Arial"/>
    </style:style>
    <style:style style:name="P7" style:family="paragraph" style:parent-style-name="Standard">
      <style:paragraph-properties fo:text-align="center" style:justify-single-word="false"/>
      <style:text-properties style:font-name="Arial" fo:font-size="14pt" style:font-size-asian="14pt" style:font-size-complex="14pt"/>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text-properties style:font-name="Arial"/>
    </style:style>
    <style:style style:name="P10" style:family="paragraph" style:parent-style-name="Standard">
      <style:paragraph-properties>
        <style:tab-stops>
          <style:tab-stop style:position="3.043cm"/>
        </style:tab-stops>
      </style:paragraph-properties>
    </style:style>
    <style:style style:name="P11" style:family="paragraph" style:parent-style-name="Standard">
      <style:text-properties officeooo:paragraph-rsid="0004f918"/>
    </style:style>
    <style:style style:name="P12" style:family="paragraph" style:parent-style-name="Standard">
      <style:paragraph-properties fo:margin-left="5.001cm" fo:margin-right="0cm" fo:text-indent="-5.001cm" style:auto-text-indent="false"/>
    </style:style>
    <style:style style:name="P13" style:family="paragraph" style:parent-style-name="Standard" style:master-page-name="Standard">
      <style:paragraph-properties fo:text-align="center" style:justify-single-word="false" style:page-number="auto"/>
    </style:style>
    <style:style style:name="T1" style:family="text">
      <style:text-properties fo:color="#999999" style:font-name="Arial" fo:font-size="20pt" style:font-size-asian="20pt" style:font-size-complex="20pt"/>
    </style:style>
    <style:style style:name="T2" style:family="text">
      <style:text-properties fo:color="#999999" style:font-name="Arial" fo:font-size="16pt" style:font-size-asian="16pt" style:font-size-complex="16pt"/>
    </style:style>
    <style:style style:name="T3" style:family="text">
      <style:text-properties style:font-name="Arial"/>
    </style:style>
    <style:style style:name="T4" style:family="text">
      <style:text-properties style:font-name="Arial" fo:font-size="18pt" style:font-size-asian="18pt" style:font-size-complex="18pt"/>
    </style:style>
    <style:style style:name="T5" style:family="text">
      <style:text-properties style:font-name="Arial" fo:font-size="14pt" style:font-size-asian="14pt" style:font-size-complex="14pt"/>
    </style:style>
    <style:style style:name="T6" style:family="text">
      <style:text-properties text:display="true"/>
    </style:style>
    <style:style style:name="T7" style:family="text">
      <style:text-properties style:language-asian="de" style:country-asian="DE" style:font-name-complex="F" style:font-size-complex="11pt" style:language-complex="ar" style:country-complex="SA"/>
    </style:style>
    <style:style style:name="T8" style:family="text">
      <style:text-properties fo:font-weight="bold" style:font-weight-asian="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Oberstufenprojekt Herbst 2019</text:span></text:p>
      <text:p text:style-name="P4"><text:span text:style-name="T2">Fachinformatiker Fachrichtung Anwendungsentwicklung</text:span></text:p>
      <text:p text:style-name="P4"><text:span text:style-name="T2">Dokumentation zur Projektarbeit</text:span></text:p>
      <text:p text:style-name="P5"/>
      <text:p text:style-name="P4"><text:span text:style-name="T4">RFID Profil-Authentifizierung</text:span></text:p>
      <text:p text:style-name="P4"><text:span text:style-name="T5">für kabellose und automatisierte Steuerungen externe Endgeräte</text:span></text:p>
      <text:p text:style-name="P7"/>
      <text:p text:style-name="P4"><text:span text:style-name="T3">Projektzeitraum 17.September 2019 bis 02.Oktober 2019</text:span></text:p>
      <text:p text:style-name="P8"/>
      <text:p text:style-name="P4"><text:span text:style-name="T3">Prüfungsbewerber:</text:span></text:p>
      <text:p text:style-name="P4"><text:span text:style-name="T3">Dierk Zehe, Max Tietz, Daniel Beck, Justin Krause</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ext:table-of-content text:style-name="Sect1" text:protected="true" text:name="Inhaltsverzeichnis1">
        <text:table-of-content-source text:outline-level="3" text:use-index-marks="false">
          <text:index-title-template text:style-name="Contents_20_Heading">Inhaltsverzeichni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TOC_20_Heading"><text:soft-page-break/>Inhaltsverzeichnis</text:p>
          </text:index-title>
          <text:p text:style-name="P1"><text:a xlink:type="simple" xlink:href="#_Toc19615158" text:style-name="Index_20_Link" text:visited-style-name="Index_20_Link">Abkürzungsverzeichnis</text:a><text:a xlink:type="simple" xlink:href="#_Toc19615158" text:style-name="Index_20_Link" text:visited-style-name="Index_20_Link"><text:span text:style-name="T6"><text:tab/>5</text:span></text:a></text:p>
          <text:p text:style-name="P1"><text:a xlink:type="simple" xlink:href="#_Toc19615159" text:style-name="Index_20_Link" text:visited-style-name="Index_20_Link">Begriffserklärung</text:a><text:a xlink:type="simple" xlink:href="#_Toc19615159" text:style-name="Index_20_Link" text:visited-style-name="Index_20_Link"><text:span text:style-name="T6"><text:tab/>5</text:span></text:a></text:p>
          <text:p text:style-name="P1"><text:a xlink:type="simple" xlink:href="#_Toc19615160" text:style-name="Index_20_Link" text:visited-style-name="Index_20_Link">1. Einleitung</text:a><text:a xlink:type="simple" xlink:href="#_Toc19615160" text:style-name="Index_20_Link" text:visited-style-name="Index_20_Link"><text:span text:style-name="T6"><text:tab/>6</text:span></text:a></text:p>
          <text:p text:style-name="P2"><text:a xlink:type="simple" xlink:href="#_Toc19615161" text:style-name="Index_20_Link" text:visited-style-name="Index_20_Link">1.1 Projektbeschreibung</text:a><text:a xlink:type="simple" xlink:href="#_Toc19615161" text:style-name="Index_20_Link" text:visited-style-name="Index_20_Link"><text:span text:style-name="T6"><text:tab/>6</text:span></text:a></text:p>
          <text:p text:style-name="P2"><text:a xlink:type="simple" xlink:href="#_Toc19615162" text:style-name="Index_20_Link" text:visited-style-name="Index_20_Link">1.2 Projektziel</text:a><text:a xlink:type="simple" xlink:href="#_Toc19615162" text:style-name="Index_20_Link" text:visited-style-name="Index_20_Link"><text:span text:style-name="T6"><text:tab/>6</text:span></text:a></text:p>
          <text:p text:style-name="P2"><text:a xlink:type="simple" xlink:href="#_Toc19615163" text:style-name="Index_20_Link" text:visited-style-name="Index_20_Link">1.3 Projektbegründung</text:a><text:a xlink:type="simple" xlink:href="#_Toc19615163" text:style-name="Index_20_Link" text:visited-style-name="Index_20_Link"><text:span text:style-name="T6"><text:tab/>6</text:span></text:a></text:p>
          <text:p text:style-name="P2"><text:a xlink:type="simple" xlink:href="#_Toc19615164" text:style-name="Index_20_Link" text:visited-style-name="Index_20_Link">1.4 Projektabgrenzung</text:a><text:a xlink:type="simple" xlink:href="#_Toc19615164" text:style-name="Index_20_Link" text:visited-style-name="Index_20_Link"><text:span text:style-name="T6"><text:tab/>6</text:span></text:a></text:p>
          <text:p text:style-name="P2"><text:a xlink:type="simple" xlink:href="#_Toc19615165" text:style-name="Index_20_Link" text:visited-style-name="Index_20_Link">1.5 Projektumfeld</text:a><text:a xlink:type="simple" xlink:href="#_Toc19615165" text:style-name="Index_20_Link" text:visited-style-name="Index_20_Link"><text:span text:style-name="T6"><text:tab/>6</text:span></text:a></text:p>
          <text:p text:style-name="P2"><text:a xlink:type="simple" xlink:href="#_Toc19615166" text:style-name="Index_20_Link" text:visited-style-name="Index_20_Link">1.6 Projektschnittstellen</text:a><text:a xlink:type="simple" xlink:href="#_Toc19615166" text:style-name="Index_20_Link" text:visited-style-name="Index_20_Link"><text:span text:style-name="T6"><text:tab/>6</text:span></text:a></text:p>
          <text:p text:style-name="P1"><text:a xlink:type="simple" xlink:href="#_Toc19615167" text:style-name="Index_20_Link" text:visited-style-name="Index_20_Link">2. Projektplanung</text:a><text:a xlink:type="simple" xlink:href="#_Toc19615167" text:style-name="Index_20_Link" text:visited-style-name="Index_20_Link"><text:span text:style-name="T6"><text:tab/>7</text:span></text:a></text:p>
          <text:p text:style-name="P2"><text:a xlink:type="simple" xlink:href="#_Toc19615168" text:style-name="Index_20_Link" text:visited-style-name="Index_20_Link">2.1 Projektphasen</text:a><text:a xlink:type="simple" xlink:href="#_Toc19615168" text:style-name="Index_20_Link" text:visited-style-name="Index_20_Link"><text:span text:style-name="T6"><text:tab/>7</text:span></text:a></text:p>
          <text:p text:style-name="P2"><text:a xlink:type="simple" xlink:href="#_Toc19615169" text:style-name="Index_20_Link" text:visited-style-name="Index_20_Link">2.2 Ressourcenplanung</text:a><text:a xlink:type="simple" xlink:href="#_Toc19615169" text:style-name="Index_20_Link" text:visited-style-name="Index_20_Link"><text:span text:style-name="T6"><text:tab/>7</text:span></text:a></text:p>
          <text:p text:style-name="P2"><text:a xlink:type="simple" xlink:href="#_Toc19615170" text:style-name="Index_20_Link" text:visited-style-name="Index_20_Link">2.3 Entwicklungsprozesse</text:a><text:a xlink:type="simple" xlink:href="#_Toc19615170" text:style-name="Index_20_Link" text:visited-style-name="Index_20_Link"><text:span text:style-name="T6"><text:tab/>7</text:span></text:a></text:p>
          <text:p text:style-name="P1"><text:a xlink:type="simple" xlink:href="#_Toc19615171" text:style-name="Index_20_Link" text:visited-style-name="Index_20_Link">3. Analysephase</text:a><text:a xlink:type="simple" xlink:href="#_Toc19615171" text:style-name="Index_20_Link" text:visited-style-name="Index_20_Link"><text:span text:style-name="T6"><text:tab/>8</text:span></text:a></text:p>
          <text:p text:style-name="P2"><text:a xlink:type="simple" xlink:href="#_Toc19615172" text:style-name="Index_20_Link" text:visited-style-name="Index_20_Link">3.1 Ist-Analyse</text:a><text:a xlink:type="simple" xlink:href="#_Toc19615172" text:style-name="Index_20_Link" text:visited-style-name="Index_20_Link"><text:span text:style-name="T6"><text:tab/>8</text:span></text:a></text:p>
          <text:p text:style-name="P2"><text:a xlink:type="simple" xlink:href="#_Toc19615173" text:style-name="Index_20_Link" text:visited-style-name="Index_20_Link">3.2 Wirtschaftlichkeitsanalyse</text:a><text:a xlink:type="simple" xlink:href="#_Toc19615173" text:style-name="Index_20_Link" text:visited-style-name="Index_20_Link"><text:span text:style-name="T6"><text:tab/>8</text:span></text:a></text:p>
          <text:p text:style-name="P3"><text:a xlink:type="simple" xlink:href="#_Toc19615174" text:style-name="Index_20_Link" text:visited-style-name="Index_20_Link">3.2.1 Make or Buy-Entscheidung</text:a><text:a xlink:type="simple" xlink:href="#_Toc19615174" text:style-name="Index_20_Link" text:visited-style-name="Index_20_Link"><text:span text:style-name="T6"><text:tab/>8</text:span></text:a></text:p>
          <text:p text:style-name="P3"><text:a xlink:type="simple" xlink:href="#_Toc19615175" text:style-name="Index_20_Link" text:visited-style-name="Index_20_Link">3.2.2 Projektkosten</text:a><text:a xlink:type="simple" xlink:href="#_Toc19615175" text:style-name="Index_20_Link" text:visited-style-name="Index_20_Link"><text:span text:style-name="T6"><text:tab/>8</text:span></text:a></text:p>
          <text:p text:style-name="P3"><text:a xlink:type="simple" xlink:href="#_Toc19615176" text:style-name="Index_20_Link" text:visited-style-name="Index_20_Link">3.2.3 Amortisationsdauer</text:a><text:a xlink:type="simple" xlink:href="#_Toc19615176" text:style-name="Index_20_Link" text:visited-style-name="Index_20_Link"><text:span text:style-name="T6"><text:tab/>8</text:span></text:a></text:p>
          <text:p text:style-name="P1"><text:a xlink:type="simple" xlink:href="#_Toc19615177" text:style-name="Index_20_Link" text:visited-style-name="Index_20_Link">4 Entwurfsphase</text:a><text:a xlink:type="simple" xlink:href="#_Toc19615177" text:style-name="Index_20_Link" text:visited-style-name="Index_20_Link"><text:span text:style-name="T6"><text:tab/>8</text:span></text:a></text:p>
          <text:p text:style-name="P2"><text:a xlink:type="simple" xlink:href="#_Toc19615178" text:style-name="Index_20_Link" text:visited-style-name="Index_20_Link">4.1 Datenmodell</text:a><text:a xlink:type="simple" xlink:href="#_Toc19615178" text:style-name="Index_20_Link" text:visited-style-name="Index_20_Link"><text:span text:style-name="T6"><text:tab/>8</text:span></text:a></text:p>
          <text:p text:style-name="P1"><text:a xlink:type="simple" xlink:href="#_Toc19615179" text:style-name="Index_20_Link" text:visited-style-name="Index_20_Link">5. Entwicklungsphase</text:a><text:a xlink:type="simple" xlink:href="#_Toc19615179" text:style-name="Index_20_Link" text:visited-style-name="Index_20_Link"><text:span text:style-name="T6"><text:tab/>8</text:span></text:a></text:p>
          <text:p text:style-name="P2"><text:a xlink:type="simple" xlink:href="#_Toc19615180" text:style-name="Index_20_Link" text:visited-style-name="Index_20_Link">5.1 Implementierung der Benutzeroberfläche</text:a><text:a xlink:type="simple" xlink:href="#_Toc19615180" text:style-name="Index_20_Link" text:visited-style-name="Index_20_Link"><text:span text:style-name="T6"><text:tab/>8</text:span></text:a></text:p>
          <text:p text:style-name="P2"><text:a xlink:type="simple" xlink:href="#_Toc19615181" text:style-name="Index_20_Link" text:visited-style-name="Index_20_Link">5.2 Müssen uns noch was ausdenken!!!!!</text:a><text:a xlink:type="simple" xlink:href="#_Toc19615181" text:style-name="Index_20_Link" text:visited-style-name="Index_20_Link"><text:span text:style-name="T6"><text:tab/>8</text:span></text:a></text:p>
          <text:p text:style-name="P2"><text:a xlink:type="simple" xlink:href="#_Toc19615182" text:style-name="Index_20_Link" text:visited-style-name="Index_20_Link">5.3 Datenbeschaffung</text:a><text:a xlink:type="simple" xlink:href="#_Toc19615182" text:style-name="Index_20_Link" text:visited-style-name="Index_20_Link"><text:span text:style-name="T6"><text:tab/>8</text:span></text:a></text:p>
          <text:p text:style-name="P2"><text:a xlink:type="simple" xlink:href="#_Toc19615183" text:style-name="Index_20_Link" text:visited-style-name="Index_20_Link">5.4 ????????</text:a><text:a xlink:type="simple" xlink:href="#_Toc19615183" text:style-name="Index_20_Link" text:visited-style-name="Index_20_Link"><text:span text:style-name="T6"><text:tab/>8</text:span></text:a></text:p>
          <text:p text:style-name="P2"><text:a xlink:type="simple" xlink:href="#_Toc19615184" text:style-name="Index_20_Link" text:visited-style-name="Index_20_Link">5.5 Datenbanktabellen anlegen</text:a><text:a xlink:type="simple" xlink:href="#_Toc19615184" text:style-name="Index_20_Link" text:visited-style-name="Index_20_Link"><text:span text:style-name="T6"><text:tab/>8</text:span></text:a></text:p>
          <text:p text:style-name="P2"><text:a xlink:type="simple" xlink:href="#_Toc19615185" text:style-name="Index_20_Link" text:visited-style-name="Index_20_Link">5.6 ??????</text:a><text:a xlink:type="simple" xlink:href="#_Toc19615185" text:style-name="Index_20_Link" text:visited-style-name="Index_20_Link"><text:span text:style-name="T6"><text:tab/>8</text:span></text:a></text:p>
          <text:p text:style-name="P2"><text:a xlink:type="simple" xlink:href="#_Toc19615186" text:style-name="Index_20_Link" text:visited-style-name="Index_20_Link">5.7 ??????</text:a><text:a xlink:type="simple" xlink:href="#_Toc19615186" text:style-name="Index_20_Link" text:visited-style-name="Index_20_Link"><text:span text:style-name="T6"><text:tab/>8</text:span></text:a></text:p>
          <text:p text:style-name="P1"><text:a xlink:type="simple" xlink:href="#_Toc19615187" text:style-name="Index_20_Link" text:visited-style-name="Index_20_Link">6. Testphase</text:a><text:a xlink:type="simple" xlink:href="#_Toc19615187" text:style-name="Index_20_Link" text:visited-style-name="Index_20_Link"><text:span text:style-name="T6"><text:tab/>8</text:span></text:a></text:p>
          <text:p text:style-name="P1"><text:a xlink:type="simple" xlink:href="#_Toc19615188" text:style-name="Index_20_Link" text:visited-style-name="Index_20_Link">7. Installation und Einrichtung</text:a><text:a xlink:type="simple" xlink:href="#_Toc19615188" text:style-name="Index_20_Link" text:visited-style-name="Index_20_Link"><text:span text:style-name="T6"><text:tab/>8</text:span></text:a></text:p>
          <text:p text:style-name="P1"><text:a xlink:type="simple" xlink:href="#_Toc19615189" text:style-name="Index_20_Link" text:visited-style-name="Index_20_Link">8. Dokumentation</text:a><text:a xlink:type="simple" xlink:href="#_Toc19615189" text:style-name="Index_20_Link" text:visited-style-name="Index_20_Link"><text:span text:style-name="T6"><text:tab/>9</text:span></text:a></text:p>
          <text:p text:style-name="P1"><text:a xlink:type="simple" xlink:href="#_Toc19615190" text:style-name="Index_20_Link" text:visited-style-name="Index_20_Link">9. Fazit</text:a><text:a xlink:type="simple" xlink:href="#_Toc19615190" text:style-name="Index_20_Link" text:visited-style-name="Index_20_Link"><text:span text:style-name="T6"><text:tab/>9</text:span></text:a></text:p>
          <text:p text:style-name="P2"><text:a xlink:type="simple" xlink:href="#_Toc19615191" text:style-name="Index_20_Link" text:visited-style-name="Index_20_Link">9.1 Soll-Ist-Vergleich</text:a><text:a xlink:type="simple" xlink:href="#_Toc19615191" text:style-name="Index_20_Link" text:visited-style-name="Index_20_Link"><text:span text:style-name="T6"><text:tab/>9</text:span></text:a></text:p>
          <text:p text:style-name="P2"><text:a xlink:type="simple" xlink:href="#_Toc19615192" text:style-name="Index_20_Link" text:visited-style-name="Index_20_Link">9.2 Rückblick</text:a><text:a xlink:type="simple" xlink:href="#_Toc19615192" text:style-name="Index_20_Link" text:visited-style-name="Index_20_Link"><text:span text:style-name="T6"><text:tab/>9</text:span></text:a></text:p>
          <text:p text:style-name="P2"><text:a xlink:type="simple" xlink:href="#_Toc19615193" text:style-name="Index_20_Link" text:visited-style-name="Index_20_Link">9.3 Ausblick</text:a><text:a xlink:type="simple" xlink:href="#_Toc19615193" text:style-name="Index_20_Link" text:visited-style-name="Index_20_Link"><text:span text:style-name="T6"><text:tab/>9</text:span></text:a></text:p>
          <text:p text:style-name="P1"><text:a xlink:type="simple" xlink:href="#_Toc19615194" text:style-name="Index_20_Link" text:visited-style-name="Index_20_Link">Literaturverzeichnis</text:a><text:a xlink:type="simple" xlink:href="#_Toc19615194" text:style-name="Index_20_Link" text:visited-style-name="Index_20_Link"><text:span text:style-name="T6"><text:tab/>9</text:span></text:a></text:p>
          <text:p text:style-name="P1"><text:a xlink:type="simple" xlink:href="#_Toc19615195" text:style-name="Index_20_Link" text:visited-style-name="Index_20_Link">A. Anhang</text:a><text:a xlink:type="simple" xlink:href="#_Toc19615195" text:style-name="Index_20_Link" text:visited-style-name="Index_20_Link"><text:span text:style-name="T6"><text:tab/>9</text:span></text:a></text:p>
          <text:p text:style-name="P2"><text:soft-page-break/><text:a xlink:type="simple" xlink:href="#_Toc19615196" text:style-name="Index_20_Link" text:visited-style-name="Index_20_Link">A.1 Projektantrag</text:a><text:a xlink:type="simple" xlink:href="#_Toc19615196" text:style-name="Index_20_Link" text:visited-style-name="Index_20_Link"><text:span text:style-name="T6"><text:tab/>9</text:span></text:a></text:p>
          <text:p text:style-name="P2"><text:a xlink:type="simple" xlink:href="#_Toc19615197" text:style-name="Index_20_Link" text:visited-style-name="Index_20_Link">A.2 Eidesstattliche Erklärung des Prüflings</text:a><text:a xlink:type="simple" xlink:href="#_Toc19615197" text:style-name="Index_20_Link" text:visited-style-name="Index_20_Link"><text:span text:style-name="T6"><text:tab/>9</text:span></text:a></text:p>
          <text:p text:style-name="P2"><text:a xlink:type="simple" xlink:href="#_Toc19615198" text:style-name="Index_20_Link" text:visited-style-name="Index_20_Link">A.3 Detaillierte Zeitplanung</text:a><text:a xlink:type="simple" xlink:href="#_Toc19615198" text:style-name="Index_20_Link" text:visited-style-name="Index_20_Link"><text:span text:style-name="T6"><text:tab/>9</text:span></text:a></text:p>
          <text:p text:style-name="P2"><text:a xlink:type="simple" xlink:href="#_Toc19615199" text:style-name="Index_20_Link" text:visited-style-name="Index_20_Link">A.5 Gantt-Diagramm</text:a><text:a xlink:type="simple" xlink:href="#_Toc19615199" text:style-name="Index_20_Link" text:visited-style-name="Index_20_Link"><text:span text:style-name="T6"><text:tab/>9</text:span></text:a></text:p>
          <text:p text:style-name="P2"><text:a xlink:type="simple" xlink:href="#_Toc19615200" text:style-name="Index_20_Link" text:visited-style-name="Index_20_Link">A.6 Verwendete Ressourcen</text:a><text:a xlink:type="simple" xlink:href="#_Toc19615200" text:style-name="Index_20_Link" text:visited-style-name="Index_20_Link"><text:span text:style-name="T6"><text:tab/>9</text:span></text:a></text:p>
          <text:p text:style-name="P2"><text:a xlink:type="simple" xlink:href="#_Toc19615201" text:style-name="Index_20_Link" text:visited-style-name="Index_20_Link">A.7 Programmablaufplan</text:a><text:a xlink:type="simple" xlink:href="#_Toc19615201" text:style-name="Index_20_Link" text:visited-style-name="Index_20_Link"><text:span text:style-name="T6"><text:tab/>9</text:span></text:a></text:p>
          <text:p text:style-name="P2"><text:a xlink:type="simple" xlink:href="#_Toc19615202" text:style-name="Index_20_Link" text:visited-style-name="Index_20_Link">A.8 Benutzeroberfläche</text:a><text:a xlink:type="simple" xlink:href="#_Toc19615202" text:style-name="Index_20_Link" text:visited-style-name="Index_20_Link"><text:span text:style-name="T6"><text:tab/>9</text:span></text:a></text:p>
          <text:p text:style-name="Standard"/>
        </text:index-body>
      </text:table-of-conten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bookmark text:name="_GoBack"/><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text:bookmark-start text:name="_Toc19615158"/><text:soft-page-break/>Abkürzungsverzeichnis<text:bookmark-end text:name="_Toc19615158"/></text:h>
      <text:h text:style-name="Heading_20_1" text:outline-level="1"><text:bookmark-start text:name="_Toc19615159"/>Begriffserklärung<text:bookmark-end text:name="_Toc19615159"/></text:h>
      <text:p text:style-name="P10"><text:tab/></text:p>
      <text:p text:style-name="P12"><text:span text:style-name="T8">Proof of Concept <text:tab/></text:span><text:tab/>bezeichnet das Prüfen eines Konzeptes bzw. eines Projektes sowie auch die Möglichkeit ob ein Großprojekt durchführbar ist oder nicht.</text:p>
      <text:p text:style-name="Standard"><text:span text:style-name="T8">RFID </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1" text:outline-level="1"><text:bookmark-start text:name="_Toc19615160"/><text:soft-page-break/>1. Einleitung<text:bookmark-end text:name="_Toc19615160"/></text:h>
      <text:p text:style-name="Standard">Dir Folgende Projektdokumentation beschreibt den Ablauf unseres IHK-Abschlussprojektes, welches wir im Rahmen unserer Ausbildung als Fachinformatiker Fachrichtung Anwendungsentwicklung durchgeführt haben. Die Bearbeitung der Projekte findet an den Standorten Berufskolleg Technik und Berufskolleg Wirtschaft und Verwaltung in Siegen statt. Der von der IHK genehmigte und von Daniel Becks Ausbilder unterschriebene Projektantrag befindet sich im Anhang (A1 Projektantrag). Zudem ist im Anhang die Eidesstattliche Erklärung zu finden (A2 Eidesstattliche Erklärung des Prüflings), welche bestätigt, dass dieses Projekt selbständig und ohne fremde Hilfe angefertigt wurde.</text:p>
      <text:p text:style-name="Standard"/>
      <text:p text:style-name="Standard"/>
      <text:p text:style-name="Standard"/>
      <text:h text:style-name="Heading_20_2" text:outline-level="2"><text:bookmark-start text:name="_Toc19615161"/>1.1 Projektbeschreibung<text:bookmark-end text:name="_Toc19615161"/></text:h>
      <text:p text:style-name="Standard"/>
      <text:p text:style-name="Standard"/>
      <text:h text:style-name="Heading_20_2" text:outline-level="2"><text:bookmark-start text:name="_Toc19615162"/>1.2 Projektziel<text:bookmark-end text:name="_Toc19615162"/></text:h>
      <text:p text:style-name="Standard">Ziel des Projektes „RFID Profil-Authentifizierung für kabellose und automatisierte Steuerungen externe Endgeräte“ und damit auch Wunsch des Auftraggebers ist es, ein Proof of Concept für den kleine Geldbeutel zu erstellen. Mittels eines kostengünstigen Mikrocontrollers und RFID Leseeinheiten soll ein Paket geschnürt werden, welches die Marktlücke zwischen Highend Hausautomatisierern wie Gira entgegenstellt und eine einfache Erweiterbarkeit über WLAN und Bluetooth, so wie selbst erweiterbaren Schnittstellen (KNX, ModBUS, IoT oder LON) ermöglicht. RFID Profil-Authentifizierung soll für den Endverbraucher mittels einer Oberfläche bedienbar sein und aus dem Hauseigenen WLAN überall erreichbar sein.</text:p>
      <text:h text:style-name="Heading_20_2" text:outline-level="2"><text:bookmark-start text:name="_Toc19615163"/>1.3 Projektbegründung<text:bookmark-end text:name="_Toc19615163"/></text:h>
      <text:p text:style-name="Standard"/>
      <text:h text:style-name="Heading_20_2" text:outline-level="2"><text:bookmark-start text:name="_Toc19615164"/>1.4 Projektabgrenzung<text:bookmark-end text:name="_Toc19615164"/> </text:h>
      <text:p text:style-name="Standard"/>
      <text:h text:style-name="Heading_20_2" text:outline-level="2"><text:bookmark-start text:name="_Toc19615165"/>1.5 Projektumfeld<text:bookmark-end text:name="_Toc19615165"/></text:h>
      <text:p text:style-name="P11">Die Projektdurchführung findet in den Räumlichkeiten der Schulen Berufskolleg Wirtschaft und Verwaltung <text:s/>und Berufskolleg Technik statt. Diese stellen uns einen Internetzugang zu Verfügung, wobei Hard und Software eigenständig organisiert werden müssen.</text:p>
      <text:h text:style-name="Heading_20_2" text:outline-level="2"><text:bookmark-start text:name="_Toc19615166"/>1.6 Projektschnittstellen<text:bookmark-end text:name="_Toc19615166"/></text:h>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19615167"/><text:soft-page-break/>2. Projektplanung<text:bookmark-end text:name="_Toc19615167"/></text:h>
      <text:p text:style-name="Standard"/>
      <text:h text:style-name="Heading_20_2" text:outline-level="2"><text:bookmark-start text:name="_Toc19615168"/>2.1 Projektphasen<text:bookmark-end text:name="_Toc19615168"/></text:h>
      <text:p text:style-name="Standard"/>
      <text:h text:style-name="Heading_20_2" text:outline-level="2"><text:bookmark-start text:name="_Toc19615169"/>2.2 Ressourcenplanung<text:bookmark-end text:name="_Toc19615169"/> </text:h>
      <text:p text:style-name="Standard"/>
      <text:h text:style-name="Heading_20_2" text:outline-level="2"><text:bookmark-start text:name="_Toc19615170"/>2.3 Entwicklungsprozesse<text:bookmark-end text:name="_Toc19615170"/></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19615171"/><text:soft-page-break/>3. Analysephase<text:bookmark-end text:name="_Toc19615171"/></text:h>
      <text:p text:style-name="Standard"/>
      <text:h text:style-name="Heading_20_2" text:outline-level="2"><text:bookmark-start text:name="_Toc19615172"/>3.1 Ist-Analyse<text:bookmark-end text:name="_Toc19615172"/></text:h>
      <text:p text:style-name="Standard"/>
      <text:h text:style-name="Heading_20_2" text:outline-level="2"><text:bookmark-start text:name="_Toc19615173"/>3.2 Wirtschaftlichkeitsanalyse<text:bookmark-end text:name="_Toc19615173"/></text:h>
      <text:p text:style-name="Standard"/>
      <text:h text:style-name="Heading_20_3" text:outline-level="3"><text:bookmark-start text:name="_Toc19615174"/>3.2.1 Make or Buy-Entscheidung<text:bookmark-end text:name="_Toc19615174"/></text:h>
      <text:p text:style-name="Standard"/>
      <text:h text:style-name="Heading_20_3" text:outline-level="3"><text:bookmark-start text:name="_Toc19615175"/>3.2.2 Projektkosten<text:bookmark-end text:name="_Toc19615175"/></text:h>
      <text:p text:style-name="Standard"/>
      <text:h text:style-name="Heading_20_3" text:outline-level="3"><text:bookmark-start text:name="_Toc19615176"/>3.2.3 Amortisationsdauer<text:bookmark-end text:name="_Toc19615176"/></text:h>
      <text:p text:style-name="Standard"/>
      <text:h text:style-name="Heading_20_1" text:outline-level="1"><text:bookmark-start text:name="_Toc19615177"/>4 Entwurfsphase<text:bookmark-end text:name="_Toc19615177"/></text:h>
      <text:p text:style-name="Standard"/>
      <text:h text:style-name="Heading_20_2" text:outline-level="2"><text:bookmark-start text:name="_Toc19615178"/>4.1 Datenmodell<text:bookmark-end text:name="_Toc19615178"/></text:h>
      <text:p text:style-name="Standard"/>
      <text:h text:style-name="Heading_20_1" text:outline-level="1"><text:bookmark-start text:name="_Toc19615179"/>5. Entwicklungsphase<text:bookmark-end text:name="_Toc19615179"/></text:h>
      <text:p text:style-name="Standard"/>
      <text:h text:style-name="Heading_20_2" text:outline-level="2"><text:bookmark-start text:name="_Toc19615180"/>5.1 Implementierung der Benutzeroberfläche<text:bookmark-end text:name="_Toc19615180"/></text:h>
      <text:p text:style-name="Standard"/>
      <text:h text:style-name="Heading_20_2" text:outline-level="2"><text:bookmark-start text:name="_Toc19615181"/>5.2 Müssen uns noch was ausdenken!!!!!<text:bookmark-end text:name="_Toc19615181"/></text:h>
      <text:p text:style-name="Standard"/>
      <text:h text:style-name="Heading_20_2" text:outline-level="2"><text:bookmark-start text:name="_Toc19615182"/>5.3 Datenbeschaffung<text:bookmark-end text:name="_Toc19615182"/></text:h>
      <text:p text:style-name="Standard"/>
      <text:h text:style-name="Heading_20_2" text:outline-level="2"><text:bookmark-start text:name="_Toc19615183"/>5.4 ????????<text:bookmark-end text:name="_Toc19615183"/></text:h>
      <text:p text:style-name="Standard"/>
      <text:h text:style-name="Heading_20_2" text:outline-level="2"><text:bookmark-start text:name="_Toc19615184"/>5.5 Datenbanktabellen anlegen<text:bookmark-end text:name="_Toc19615184"/></text:h>
      <text:p text:style-name="Standard"/>
      <text:h text:style-name="Heading_20_2" text:outline-level="2"><text:bookmark-start text:name="_Toc19615185"/>5.6 ??????<text:bookmark-end text:name="_Toc19615185"/></text:h>
      <text:p text:style-name="Standard"/>
      <text:h text:style-name="Heading_20_2" text:outline-level="2"><text:bookmark-start text:name="_Toc19615186"/>5.7 ??????<text:bookmark-end text:name="_Toc19615186"/></text:h>
      <text:p text:style-name="Standard"/>
      <text:h text:style-name="Heading_20_1" text:outline-level="1"><text:bookmark-start text:name="_Toc19615187"/>6. Testphase<text:bookmark-end text:name="_Toc19615187"/> </text:h>
      <text:p text:style-name="Standard"/>
      <text:h text:style-name="Heading_20_1" text:outline-level="1"><text:bookmark-start text:name="_Toc19615188"/>7. Installation und Einrichtung<text:bookmark-end text:name="_Toc19615188"/></text:h>
      <text:p text:style-name="Standard"/>
      <text:h text:style-name="Heading_20_1" text:outline-level="1"><text:bookmark-start text:name="_Toc19615189"/><text:soft-page-break/>8. Dokumentation<text:bookmark-end text:name="_Toc19615189"/></text:h>
      <text:p text:style-name="Standard"/>
      <text:h text:style-name="Heading_20_1" text:outline-level="1"><text:bookmark-start text:name="_Toc19615190"/>9. Fazit<text:bookmark-end text:name="_Toc19615190"/></text:h>
      <text:p text:style-name="Standard"/>
      <text:h text:style-name="Heading_20_2" text:outline-level="2"><text:bookmark-start text:name="_Toc19615191"/>9.1 Soll-Ist-Vergleich<text:bookmark-end text:name="_Toc19615191"/></text:h>
      <text:p text:style-name="Standard"/>
      <text:h text:style-name="Heading_20_2" text:outline-level="2"><text:bookmark-start text:name="_Toc19615192"/>9.2 Rückblick<text:bookmark-end text:name="_Toc19615192"/></text:h>
      <text:p text:style-name="Standard"/>
      <text:h text:style-name="Heading_20_2" text:outline-level="2"><text:bookmark-start text:name="_Toc19615193"/>9.3 Ausblick<text:bookmark-end text:name="_Toc19615193"/></text:h>
      <text:p text:style-name="Standard"/>
      <text:h text:style-name="Heading_20_1" text:outline-level="1"><text:bookmark-start text:name="_Toc19615194"/>Literaturverzeichnis<text:bookmark-end text:name="_Toc19615194"/></text:h>
      <text:p text:style-name="Standard"/>
      <text:h text:style-name="Heading_20_1" text:outline-level="1"><text:bookmark-start text:name="_Toc19615195"/>A. Anhang<text:bookmark-end text:name="_Toc19615195"/></text:h>
      <text:p text:style-name="Standard"/>
      <text:h text:style-name="Heading_20_2" text:outline-level="2"><text:bookmark-start text:name="_Toc19615196"/>A.1 Projektantrag<text:bookmark-end text:name="_Toc19615196"/></text:h>
      <text:p text:style-name="Standard"/>
      <text:h text:style-name="Heading_20_2" text:outline-level="2"><text:bookmark-start text:name="_Toc19615197"/>A.2 Eidesstattliche Erklärung des Prüflings<text:bookmark-end text:name="_Toc19615197"/></text:h>
      <text:p text:style-name="Standard"/>
      <text:h text:style-name="Heading_20_2" text:outline-level="2"><text:bookmark-start text:name="_Toc19615198"/>A.3 Detaillierte Zeitplanung<text:bookmark-end text:name="_Toc19615198"/> </text:h>
      <text:p text:style-name="Standard"/>
      <text:h text:style-name="Heading_20_2" text:outline-level="2"><text:bookmark-start text:name="_Toc19615199"/>A.5 Gantt-Diagramm<text:bookmark-end text:name="_Toc19615199"/></text:h>
      <text:p text:style-name="Standard"/>
      <text:h text:style-name="Heading_20_2" text:outline-level="2"><text:bookmark-start text:name="_Toc19615200"/>A.6 Verwendete Ressourcen<text:bookmark-end text:name="_Toc19615200"/></text:h>
      <text:p text:style-name="Standard"/>
      <text:h text:style-name="Heading_20_2" text:outline-level="2"><text:bookmark-start text:name="_Toc19615201"/>A.7 Programmablaufplan<text:bookmark-end text:name="_Toc19615201"/> </text:h>
      <text:p text:style-name="Standard"/>
      <text:h text:style-name="Heading_20_2" text:outline-level="2"><text:bookmark-start text:name="_Toc19615202"/>A.8 Benutzeroberfläche<text:bookmark-end text:name="_Toc19615202"/></text:h>
      <text:p text:style-name="Standard"/>
      <text:p text:style-name="Standard">A.9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 svg:font-family="'Lucida Sans'" style:font-family-generic="swiss"/>
    <style:font-face style:name="Arial" svg:font-family="Arial" style:font-family-generic="roman" style:font-pitch="variable"/>
    <style:font-face style:name="Liberation Sans" svg:font-family="'Liberation Sans'" style:font-family-generic="roman" style:font-pitch="variable"/>
    <style:font-face style:name="F" svg:font-family="" style:font-family-generic="system" style:font-pitch="variable"/>
    <style:font-face style:name="Lucida Sans1"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DE" style:letter-kerning="false" style:font-name-asian="F" style:font-size-asian="11pt" style:language-asian="zh" style:country-asian="CN" style:font-name-complex="F"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de" fo:country="DE" style:letter-kerning="false" style:font-name-asian="F" style:font-size-asian="11pt" style:language-asian="zh" style:country-asian="CN" style:font-name-complex="F"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fo:hyphenation-ladder-count="no-limit" style:writing-mode="lr-tb"/>
      <style:text-properties fo:hyphenate="true" fo:hyphenation-remain-char-count="2" fo:hyphenation-push-char-count="2"/>
    </style:style>
    <style:style style:name="Heading" style:family="paragraph" style:parent-style-name="Standard"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fo:font-size="12pt" style:font-size-asian="12pt" style:font-name-complex="Lucida Sans1" style:font-family-complex="'Lucida 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fo:font-size="12pt" style:font-size-asian="12pt" style:font-name-complex="Lucida Sans1"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564cm" fo:margin-bottom="0cm" loext:contextual-spacing="false" fo:line-height="100%" fo:keep-together="always" fo:keep-with-next="always"/>
      <style:text-properties fo:color="#107dc5" style:font-name="Arial" fo:font-family="Arial" style:font-family-generic="roman" style:font-pitch="variable" fo:font-size="15pt" style:font-name-asian="F" style:font-family-generic-asian="system" style:font-pitch-asian="variable" style:font-size-asian="15pt" style:font-name-complex="F" style:font-family-generic-complex="system" style:font-pitch-complex="variable" style:font-size-complex="15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line-height="100%" fo:keep-together="always" fo:keep-with-next="always"/>
      <style:text-properties fo:color="#2fa085" style:font-name="Arial" fo:font-family="Arial"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line-height="100%" fo:keep-together="always" fo:keep-with-next="always"/>
      <style:text-properties fo:color="#7d32af" style:font-name="Arial" fo:font-family="Arial"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9b4b25" style:font-name="Arial" fo:font-family="Arial" style:font-family-generic="roman" style:font-pitch="variable" fo:font-size="12.5pt" fo:font-style="italic" style:font-name-asian="F" style:font-family-generic-asian="system" style:font-pitch-asian="variable" style:font-size-asian="12.5pt" style:font-style-asian="italic" style:font-name-complex="F" style:font-family-generic-complex="system" style:font-pitch-complex="variable" style:font-size-complex="12.5pt"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1f6b59" style:font-name="Arial" fo:font-family="Arial"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542175" style:font-name="Arial" fo:font-family="Arial" style:font-family-generic="roman" style:font-pitch="variable" fo:font-size="11.5pt" fo:font-style="italic" style:font-name-asian="F" style:font-family-generic-asian="system" style:font-pitch-asian="variable" style:font-size-asian="11.5pt" style:font-style-asian="italic" style:font-name-complex="F" style:font-family-generic-complex="system" style:font-pitch-complex="variable" style:font-size-complex="11.5pt"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0b5484" style:font-name="Arial" fo:font-family="Arial" style:font-family-generic="roman" style:font-pitch="variable" style:font-name-asian="F"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1f6b59" style:font-name="Arial" fo:font-family="Arial"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542175" style:font-name="Arial" fo:font-family="Arial" style:font-family-generic="roman" style:font-pitch="variable" style:font-name-asian="F" style:font-family-generic-asian="system" style:font-pitch-asian="variable" style:font-name-complex="F" style:font-family-generic-complex="system" style:font-pitch-complex="variable"/>
    </style:style>
    <style:style style:name="Text_20_body_20__28_user_29_" style:display-name="Text body (user)" style:family="paragraph" style:parent-style-name="Standard" style:default-outline-level="">
      <style:paragraph-properties fo:margin-top="0cm" fo:margin-bottom="0.247cm" loext:contextual-spacing="false" fo:line-height="115%"/>
    </style:style>
    <style:style style:name="caption" style:family="paragraph" style:parent-style-name="Standard" style:next-style-name="Standard" style:default-outline-level="">
      <style:paragraph-properties fo:line-height="100%"/>
      <style:text-properties fo:font-variant="small-caps" fo:color="#2fa3ee" fo:letter-spacing="0.011cm" fo:font-weight="bold" style:font-weight-asian="bold" style:font-weight-complex="bold"/>
    </style:style>
    <style:style style:name="TOC_20_Heading" style:display-name="TOC Heading" style:family="paragraph" style:parent-style-name="Heading_20_1" style:next-style-name="Standard" style:default-outline-level=""/>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text-properties style:font-name-complex="Mangal" style:font-family-complex="Mang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complex="Mangal" style:font-family-complex="Mangal" style:font-family-generic-complex="system" style:font-pitch-complex="variable" style:font-size-complex="10.5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107dc5" style:font-name="Arial" fo:font-family="Arial" style:font-family-generic="roman" style:font-pitch="variable" fo:font-size="26pt" fo:letter-spacing="-0.018cm" style:font-name-asian="F"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paragraph-properties fo:line-height="100%"/>
      <style:text-properties style:font-name="Arial" fo:font-family="Arial" style:font-family-generic="roman" style:font-pitch="variable" style:font-name-asian="F" style:font-family-generic-asian="system" style:font-pitch-asian="variable" style:font-name-complex="F" style:font-family-generic-complex="system" style:font-pitch-complex="variabl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1.27cm" fo:margin-right="1.27cm" fo:margin-top="0.212cm" fo:margin-bottom="0.282cm" loext:contextual-spacing="false" fo:text-align="center" style:justify-single-word="false" fo:text-indent="0cm"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1.016cm" fo:margin-right="1.016cm" fo:margin-top="0.212cm" fo:margin-bottom="0.282cm" loext:contextual-spacing="false" fo:line-height="125%" fo:text-align="center" style:justify-single-word="false" fo:text-indent="0cm" style:auto-text-indent="false"/>
      <style:text-properties fo:color="#2fa3ee" style:font-name="Arial" fo:font-family="Arial"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text-properties style:font-name-complex="Mangal" style:font-family-complex="Mangal"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text-properties style:font-name-complex="Mangal" style:font-family-complex="Mangal" style:font-family-generic-complex="system" style:font-pitch-complex="variable" style:font-size-complex="10pt"/>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107dc5" style:font-name="Arial" fo:font-family="Arial" style:font-family-generic="roman" style:font-pitch="variable" fo:font-size="15pt" style:font-name-asian="F" style:font-family-generic-asian="system" style:font-pitch-asian="variable" style:font-size-asian="15pt" style:font-name-complex="F" style:font-family-generic-complex="system" style:font-pitch-complex="variable" style:font-size-complex="15pt"/>
    </style:style>
    <style:style style:name="Internet_20_link" style:display-name="Internet link" style:family="text" style:parent-style-name="Default_20_Paragraph_20_Font">
      <style:text-properties fo:color="#56bcfe" style:text-underline-style="solid" style:text-underline-width="auto" style:text-underline-color="font-color"/>
    </style:style>
    <style:style style:name="Überschrift_20_2_20_Zchn" style:display-name="Überschrift 2 Zchn" style:family="text" style:parent-style-name="Default_20_Paragraph_20_Font">
      <style:text-properties fo:color="#2fa085" style:font-name="Arial" fo:font-family="Arial"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4pt"/>
    </style:style>
    <style:style style:name="Überschrift_20_3_20_Zchn" style:display-name="Überschrift 3 Zchn" style:family="text" style:parent-style-name="Default_20_Paragraph_20_Font">
      <style:text-properties fo:color="#7d32af" style:font-name="Arial" fo:font-family="Arial"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Überschrift_20_4_20_Zchn" style:display-name="Überschrift 4 Zchn" style:family="text" style:parent-style-name="Default_20_Paragraph_20_Font">
      <style:text-properties fo:color="#9b4b25" style:font-name="Arial" fo:font-family="Arial" style:font-family-generic="roman" style:font-pitch="variable" fo:font-size="12.5pt" fo:font-style="italic" style:font-name-asian="F" style:font-family-generic-asian="system" style:font-pitch-asian="variable" style:font-size-asian="12.5pt" style:font-style-asian="italic" style:font-name-complex="F" style:font-family-generic-complex="system" style:font-pitch-complex="variable" style:font-size-complex="12.5pt" style:font-style-complex="italic"/>
    </style:style>
    <style:style style:name="Überschrift_20_5_20_Zchn" style:display-name="Überschrift 5 Zchn" style:family="text" style:parent-style-name="Default_20_Paragraph_20_Font">
      <style:text-properties fo:color="#1f6b59" style:font-name="Arial" fo:font-family="Arial"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Überschrift_20_6_20_Zchn" style:display-name="Überschrift 6 Zchn" style:family="text" style:parent-style-name="Default_20_Paragraph_20_Font">
      <style:text-properties fo:color="#542175" style:font-name="Arial" fo:font-family="Arial" style:font-family-generic="roman" style:font-pitch="variable" fo:font-size="11.5pt" fo:font-style="italic" style:font-name-asian="F" style:font-family-generic-asian="system" style:font-pitch-asian="variable" style:font-size-asian="11.5pt" style:font-style-asian="italic" style:font-name-complex="F" style:font-family-generic-complex="system" style:font-pitch-complex="variable" style:font-size-complex="11.5pt" style:font-style-complex="italic"/>
    </style:style>
    <style:style style:name="Überschrift_20_7_20_Zchn" style:display-name="Überschrift 7 Zchn" style:family="text" style:parent-style-name="Default_20_Paragraph_20_Font">
      <style:text-properties fo:color="#0b5484" style:font-name="Arial" fo:font-family="Arial" style:font-family-generic="roman" style:font-pitch="variable" style:font-name-asian="F" style:font-family-generic-asian="system" style:font-pitch-asian="variable" style:font-name-complex="F" style:font-family-generic-complex="system" style:font-pitch-complex="variable"/>
    </style:style>
    <style:style style:name="Überschrift_20_8_20_Zchn" style:display-name="Überschrift 8 Zchn" style:family="text" style:parent-style-name="Default_20_Paragraph_20_Font">
      <style:text-properties fo:color="#1f6b59" style:font-name="Arial" fo:font-family="Arial"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style:style>
    <style:style style:name="Überschrift_20_9_20_Zchn" style:display-name="Überschrift 9 Zchn" style:family="text" style:parent-style-name="Default_20_Paragraph_20_Font">
      <style:text-properties fo:color="#542175" style:font-name="Arial" fo:font-family="Arial" style:font-family-generic="roman" style:font-pitch="variable" style:font-name-asian="F" style:font-family-generic-asian="system" style:font-pitch-asian="variable" style:font-name-complex="F" style:font-family-generic-complex="system" style:font-pitch-complex="variable"/>
    </style:style>
    <style:style style:name="Titel_20_Zchn" style:display-name="Titel Zchn" style:family="text" style:parent-style-name="Default_20_Paragraph_20_Font">
      <style:text-properties fo:color="#107dc5" style:font-name="Arial" fo:font-family="Arial" style:font-family-generic="roman" style:font-pitch="variable" fo:font-size="26pt" fo:letter-spacing="-0.018cm" style:font-name-asian="F" style:font-family-generic-asian="system" style:font-pitch-asian="variable" style:font-size-asian="26pt" style:font-name-complex="F" style:font-family-generic-complex="system" style:font-pitch-complex="variable" style:font-size-complex="26pt"/>
    </style:style>
    <style:style style:name="Untertitel_20_Zchn" style:display-name="Untertitel Zchn" style:family="text" style:parent-style-name="Default_20_Paragraph_20_Font">
      <style:text-properties style:font-name="Arial" fo:font-family="Arial" style:font-family-generic="roman" style:font-pitch="variable" style:font-name-asian="F" style:font-family-generic-asian="system" style:font-pitch-asian="variable" style:font-name-complex="F"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Zitat_20_Zchn" style:display-name="Zitat Zchn" style:family="text" style:parent-style-name="Default_20_Paragraph_20_Font">
      <style:text-properties fo:font-style="italic" style:font-style-asian="italic" style:font-style-complex="italic"/>
    </style:style>
    <style:style style:name="Intensives_20_Zitat_20_Zchn" style:display-name="Intensives Zitat Zchn" style:family="text" style:parent-style-name="Default_20_Paragraph_20_Font">
      <style:text-properties fo:color="#2fa3ee" style:font-name="Arial" fo:font-family="Arial"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2fa3ee" fo:font-style="italic" fo:font-weight="normal" style:font-style-asian="italic" style:font-weight-asian="normal" style:font-style-complex="italic" style:font-weight-complex="normal"/>
    </style:style>
    <style:style style:name="Subtle_20_Reference" style:display-name="Subtle Reference" style:family="text" style:parent-style-name="Default_20_Paragraph_20_Font">
      <style:text-properties fo:font-variant="small-caps" fo:color="#404040" style:text-underline-style="solid" style:text-underline-width="auto" style:text-underline-color="#7f7f7f"/>
    </style:style>
    <style:style style:name="Intense_20_Reference" style:display-name="Intense Reference" style:family="text" style:parent-style-name="Default_20_Paragraph_20_Font">
      <style:text-properties fo:font-variant="small-caps" fo:color="#2fa3ee"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font-weight="bold" style:font-weight-asian="bold" style:font-weight-complex="bold"/>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82cm" fo:margin-left="0.82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Windows-Benutzer</meta:initial-creator>
    <meta:editing-cycles>7</meta:editing-cycles>
    <meta:creation-date>2019-09-17T09:42:00</meta:creation-date>
    <dc:date>2019-09-18T14:07:47.549000000</dc:date>
    <meta:editing-duration>PT1M39S</meta:editing-duration>
    <meta:generator>LibreOffice/6.3.1.2$Windows_X86_64 LibreOffice_project/b79626edf0065ac373bd1df5c28bd630b4424273</meta:generator>
    <meta:document-statistic meta:table-count="0" meta:image-count="0" meta:object-count="0" meta:page-count="9" meta:paragraph-count="106" meta:word-count="511" meta:character-count="4048" meta:non-whitespace-character-count="363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